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12cm" table:align="left" style:writing-mode="lr-tb"/>
    </style:style>
    <style:style style:name="Table2.A" style:family="table-column">
      <style:table-column-properties style:column-width="2.602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" fo:padding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" fo:padding="0cm" fo:border="0.018cm solid #000000" style:writing-mode="lr-tb"/>
    </style:style>
    <style:style style:name="Table2.2" style:family="table-row">
      <style:table-row-properties style:min-row-height="0.6cm" style:keep-together="false" fo:keep-together="always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G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25" style:family="paragraph" style:parent-style-name="Text_20_body">
      <style:paragraph-properties fo:margin-top="0.109cm" fo:margin-bottom="0.109cm" style:line-height-at-least="0.176cm"/>
    </style:style>
    <style:style style:name="P2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0cm" fo:margin-right="0cm" fo:margin-top="0.212cm" fo:margin-bottom="0.212cm" fo:orphans="2" fo:widows="2" fo:hyphenation-ladder-count="no-limit" fo:text-indent="0.529cm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0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4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2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3" style:family="paragraph" style:parent-style-name="Heading_20_1">
      <style:paragraph-properties fo:margin-top="0.423cm" fo:margin-bottom="0cm"/>
    </style:style>
    <style:style style:name="P34" style:family="paragraph" style:parent-style-name="Heading_20_5">
      <style:paragraph-properties fo:margin-top="0.212cm" fo:margin-bottom="0cm"/>
    </style:style>
    <style:style style:name="P35" style:family="paragraph" style:parent-style-name="Heading_20_5">
      <style:paragraph-properties fo:margin-top="0.349cm" fo:margin-bottom="0cm"/>
    </style:style>
    <style:style style:name="P36" style:family="paragraph" style:parent-style-name="Heading_20_5">
      <style:paragraph-properties fo:margin-top="0.319cm" fo:margin-bottom="0cm"/>
    </style:style>
    <style:style style:name="P3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style:font-name="Symbol1" fo:font-size="12pt" style:text-underline-style="solid" style:text-underline-width="auto" style:text-underline-color="font-color" fo:font-weight="normal" style:font-size-asian="12pt" style:font-weight-asian="normal" style:font-name-complex="Symbol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size-complex="13pt"/>
    </style:style>
    <style:style style:name="T20" style:family="text">
      <style:text-properties style:font-name-complex="Arial"/>
    </style:style>
    <style:style style:name="T21" style:family="text">
      <style:text-properties style:font-size-complex="12pt"/>
    </style:style>
    <style:style style:name="T22" style:family="text">
      <style:text-properties fo:language="ru" fo:country="RU"/>
    </style:style>
    <style:style style:name="T23" style:family="text">
      <style:text-properties style:font-name="Symbo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ПОВЕРКИ</text:p>
      <text:p text:style-name="P2"/>
      <text:p text:style-name="P10">Измерителя-сигнализатора СРК-АТ2327</text:p>
      <text:p text:style-name="P7">Зав. № <text:span text:style-name="T16">489.000</text:span></text:p>
      <text:p text:style-name="P3">принадлежащего _______________________</text:p>
      <text:p text:style-name="P18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6"><text:span text:style-name="T1">Условия поверки</text:span>:</text:p>
      <text:list xml:id="list2315441451651390461" text:style-name="L1">
        <text:list-item>
          <text:p text:style-name="P32">температура<text:tab/><text:tab/><text:tab/>_______<text:span text:style-name="T23"></text:span>С;</text:p>
        </text:list-item>
        <text:list-item>
          <text:p text:style-name="P32">относительная влажность<text:tab/>_______ %;</text:p>
        </text:list-item>
        <text:list-item>
          <text:p text:style-name="P32">атмосферное давление<text:tab/>_______ кПа;</text:p>
        </text:list-item>
        <text:list-item>
          <text:p text:style-name="P32">внешний фон гамма-излучения<text:tab/>_______ мкЗв/ч;</text:p>
        </text:list-item>
      </text:list>
      <text:h text:style-name="P34" text:outline-level="5"><text:span text:style-name="T2">1</text:span><text:span text:style-name="T5">.</text:span><text:span text:style-name="T2"><text:tab/></text:span>Средства поверки</text:h>
      <text:p text:style-name="P19">а)<text:tab/>Эталонные средства измерений:</text:p>
      <text:list xml:id="list3309030516852972651" text:style-name="L2">
        <text:list-item>
          <text:p text:style-name="P28"><text:span text:style-name="T2">эталонная поверочная дозиметрическая установка с источником гамма-излучения </text:span><text:span text:style-name="T17">137</text:span><text:span text:style-name="T5">Cs</text:span><text:span text:style-name="T2">; </text:span></text:p>
        </text:list-item>
        <text:list-item>
          <text:p text:style-name="P28"><text:span text:style-name="T11">тип </text:span><text:span text:style-name="T4">УДГ-АТ110 зав.№013</text:span><text:span text:style-name="T11">; свидетельство о поверке </text:span><text:span text:style-name="T4">№210-1426/18 от 22.10.2018</text:span><text:span text:style-name="T6"> </text:span><text:span text:style-name="T4">г.</text:span><text:span text:style-name="T11">, погрешность </text:span><text:span text:style-name="T12"></text:span><text:span text:style-name="T4"> 5%;</text:span><text:span text:style-name="T11"> тип </text:span><text:span text:style-name="T4">УДГ-АТ130 зав.№015</text:span><text:span text:style-name="T11">; свидетельство о поверке </text:span><text:span text:style-name="T4">№210-1427/18 от 23.10.2018 г.</text:span><text:span text:style-name="T11">, погрешность </text:span><text:span text:style-name="T12"></text:span><text:span text:style-name="T4"> 4 % </text:span><text:span text:style-name="T11">.</text:span></text:p>
        </text:list-item>
      </text:list>
      <text:p text:style-name="P27"><text:span text:style-name="T3">б)<text:tab/>Оборудование</text:span><text:span text:style-name="T7">:</text:span></text:p>
      <text:list xml:id="list29720021" text:continue-numbering="true" text:style-name="L2">
        <text:list-item>
          <text:p text:style-name="P29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21"/>
      <text:h text:style-name="P34" text:outline-level="5"><text:span text:style-name="T19">2</text:span><text:span text:style-name="T14">.</text:span><text:span text:style-name="T19"><text:tab/>Поверка блоков детектирования</text:span></text:h>
      <text:p text:style-name="P20">а) <text:tab/>Внешний осмотр и опробование БД:</text:p>
      <text:list xml:id="list5781535003462787554" text:style-name="L3">
        <text:list-item>
          <text:p text:style-name="P30">документация ________________________________________________________________</text:p>
        </text:list-item>
      </text:list>
      <text:list xml:id="list8409391401339541744" text:style-name="L4"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1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8">204</text:span></text:p>
      <text:p text:style-name="P25"><text:span text:style-name="T10">Блок детектирования зав № </text:span><text:span text:style-name="T9">489.003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425cm" svg:height="0.462cm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852cm" svg:height="0.924cm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B2" office:value-type="float" office:value="263">
            <text:p text:style-name="P16">263</text:p>
          </table:table-cell>
          <table:table-cell table:style-name="Table2.A2" office:value-type="string">
            <text:p text:style-name="P16">200,<text:span text:style-name="T22">7</text:span></text:p>
          </table:table-cell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table-cell table:style-name="Table2.G2" table:number-rows-spanned="9" office:value-type="string">
            <text:p text:style-name="P12"><text:span text:style-name="T20">±</text:span><text:span text:style-name="T15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A2" office:value-type="string">
            <text:p text:style-name="P11"><text:span text:style-name="T13">2</text:span><text:span text:style-name="T22">36</text:span></text:p>
          </table:table-cell>
          <table:table-cell table:style-name="Table2.A2" office:value-type="string">
            <text:p text:style-name="P15">0,70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7,00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2">мк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257">
            <text:p text:style-name="P11">257</text:p>
          </table:table-cell>
          <table:table-cell table:style-name="Table2.A2" office:value-type="string">
            <text:p text:style-name="P15">70,00 <text:span text:style-name="T22">м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м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82">
            <text:p text:style-name="P11">82</text:p>
          </table:table-cell>
          <table:table-cell table:style-name="Table2.A2" office:value-type="string">
            <text:p text:style-name="P15">0,67 <text:span text:style-name="T22">мЗв/ч</text:span></text:p>
          </table:table-cell>
          <table:table-cell table:style-name="Table2.A2" office:value-type="string">
            <text:p text:style-name="P15">-4,29</text:p>
          </table:table-cell>
          <table:table-cell table:style-name="Table2.A2" office:value-type="string">
            <text:p text:style-name="P15">7,24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2">мЗв/ч</text:span>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357">
            <text:p text:style-name="P11">357</text:p>
          </table:table-cell>
          <table:table-cell table:style-name="Table2.A2" office:value-type="string">
            <text:p text:style-name="P15">7,10 <text:span text:style-name="T22">мЗв/ч</text:span></text:p>
          </table:table-cell>
          <table:table-cell table:style-name="Table2.A2" office:value-type="string">
            <text:p text:style-name="P15">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70 мЗв/ч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114">
            <text:p text:style-name="P11">114</text:p>
          </table:table-cell>
          <table:table-cell table:style-name="Table2.A2" office:value-type="string">
            <text:p text:style-name="P15">70,00 <text:span text:style-name="T22">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235">
            <text:p text:style-name="P11">235</text:p>
          </table:table-cell>
          <table:table-cell table:style-name="Table2.A2" office:value-type="string">
            <text:p text:style-name="P15">0,71 <text:span text:style-name="T22">Зв/ч</text:span></text:p>
          </table:table-cell>
          <table:table-cell table:style-name="Table2.A2" office:value-type="string">
            <text:p text:style-name="P15">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<text:span text:style-name="T22">7,30 Зв/ч</text:span></text:p>
          </table:table-cell>
          <table:table-cell table:style-name="Table2.A2" office:value-type="string">
            <text:p text:style-name="P15">4,29</text:p>
          </table:table-cell>
          <table:table-cell table:style-name="Table2.A2" office:value-type="string">
            <text:p text:style-name="P15">7,24</text:p>
          </table:table-cell>
          <table:covered-table-cell/>
        </table:table-row>
      </table:table>
      <text:h text:style-name="P35" text:outline-level="5">3<text:span text:style-name="T13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3" text:outline-level="1"><text:span text:style-name="T21">Клеймо</text:span><text:span text:style-name="T18">-</text:span><text:span text:style-name="T21">наклейка<text:tab/>__________________________________________________________________</text:span></text:h>
      <text:h text:style-name="P36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5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11-19T09:52:49.23</dc:date>
    <meta:print-date>2019-11-19T09:51:52.84</meta:print-date>
    <meta:editing-cycles>6</meta:editing-cycles>
    <meta:editing-duration>P23DT23H25M46S</meta:editing-duration>
    <meta:generator>OpenOffice/4.1.4$Win32 OpenOffice.org_project/414m5$Build-9788</meta:generator>
    <meta:document-statistic meta:table-count="1" meta:image-count="6" meta:object-count="0" meta:page-count="2" meta:paragraph-count="103" meta:word-count="283" meta:character-count="2493"/>
    <meta:user-defined meta:name="MTWinEqns" meta:value-type="boolean">true</meta:user-defined>
  </office:meta>
</office:document-meta>
</file>